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2"/>
    <style:style style:name="P3" style:family="paragraph" style:parent-style-name="Preformatted_20_Text" style:list-style-name="L3"/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Footer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Preguntas para Kapha</text:p>
      <text:p text:style-name="Preformatted_20_Text"/>
      <text:list xml:id="list510207523" text:style-name="L1">
        <text:list-item>
          <text:p text:style-name="P1">El tiempo fresco y húmedo me desagrada.</text:p>
        </text:list-item>
        <text:list-item>
          <text:p text:style-name="P1">Tengo el pelo grueso, oscuro y/o ondulado.</text:p>
        </text:list-item>
        <text:list-item>
          <text:p text:style-name="P1">Tengo la tez pálida y la piel suave.</text:p>
        </text:list-item>
        <text:list-item>
          <text:p text:style-name="P1">En comparación con el resto de personas de mi entorno, mi cuerpo es grande y sólido.</text:p>
        </text:list-item>
        <text:list-item>
          <text:p text:style-name="P1">Me describen estos sustantivos: serenidad, dulzura, afecto y perdón.</text:p>
        </text:list-item>
        <text:list-item>
          <text:p text:style-name="P1">Como mi digestión es lenta me puedo sentir pesado después de comer.</text:p>
        </text:list-item>
        <text:list-item>
          <text:p text:style-name="P1">Vigoroso, con resistencia física y energía constantes, sin altibajos.</text:p>
        </text:list-item>
        <text:list-item>
          <text:p text:style-name="P1">Por regla general camino lento y con paso medido.</text:p>
        </text:list-item>
        <text:list-item>
          <text:p text:style-name="P1">Mi tendencia es a dormir demasiado, estar aturdido al despertar, a ser muy lento por la mañana temprano.</text:p>
        </text:list-item>
        <text:list-item>
          <text:p text:style-name="P1">Soy lento comiendo y también lento metódico en mis actos.</text:p>
        </text:list-item>
        <text:list-item>
          <text:p text:style-name="P1">Mi tendencia natural es a ser relajado y lento en mis tareas.</text:p>
        </text:list-item>
        <text:list-item>
          <text:p text:style-name="P1">Aumento de peso con facilidad y me cuesta mucho adelgazar.</text:p>
        </text:list-item>
        <text:list-item>
          <text:p text:style-name="P1">Me cuesta alterarme, mi temperamento es plácido y sereno.</text:p>
        </text:list-item>
        <text:list-item>
          <text:p text:style-name="P1">Si me salto una comida me altero menos que los demás.</text:p>
        </text:list-item>
        <text:list-item>
          <text:p text:style-name="P1">Sufro frecuentemente de exceso de mucosidad o problemas de congestión nasal, flema o asma.</text:p>
        </text:list-item>
        <text:list-item>
          <text:p text:style-name="P1">Con menos de ocho o nueve horas de sueño diario me cuesta funcionar con normalidad.</text:p>
        </text:list-item>
        <text:list-item>
          <text:p text:style-name="P1">Mi sueño es profundo.</text:p>
        </text:list-item>
        <text:list-item>
          <text:p text:style-name="P1">Mi naturaleza es serena y me cuesta enojarme.</text:p>
        </text:list-item>
        <text:list-item>
          <text:p text:style-name="P1">No aprendo tan fácil o rápidamente como otros, pero mi memoria y retención son muy buenas.</text:p>
        </text:list-item>
        <text:list-item>
          <text:p text:style-name="P1">Engordo y acumulo grasa con facilidad.</text:p>
        </text:list-item>
        <text:list-item>
          <text:p text:style-name="P1">Mi pulso en reposo, latidos por minuto, mujer: 60-70, hombre: 50-60.</text:p>
        </text:list-item>
        <text:list-item>
          <text:p text:style-name="P1">Mi interés sexual es generalmente fuerte; lento en despertarse, pero se mantiene durante mucho tiempo.</text:p>
        </text:list-item>
        <text:list-item>
          <text:p text:style-name="P1">Soy más sensible a los olores y a los sabores.</text:p>
        </text:list-item>
        <text:list-item>
          <text:p text:style-name="P1">A mis familiares les gustaría que fuera más dinámico, animado o entusiasta o menos apático.</text:p>
        </text:list-item>
        <text:list-item>
          <text:p text:style-name="P1">Me cuesta hacer nuevas amistades, pero soy un amigo para siempre.</text:p>
        </text:list-item>
        <text:list-item>
          <text:p text:style-name="P1">Suelo soñar con el mar o las nubes.</text:p>
        </text:list-item>
        <text:list-item>
          <text:p text:style-name="P1">Ante una situación de estrés, mantengo la calma o me cuesta reaccionar.</text:p>
        </text:list-item>
        <text:list-item>
          <text:p text:style-name="P1">Soy ahorrador; acumulo y gasto poco. </text:p>
        </text:list-item>
      </text:list>
      <text:p text:style-name="Preformatted_20_Text"/>
      <text:p text:style-name="Preformatted_20_Text"/>
      <text:p text:style-name="Preformatted_20_Text">Preguntas para Pita:</text:p>
      <text:list xml:id="list75273034" text:style-name="L2">
        <text:list-item>
          <text:p text:style-name="P2">Mi intestino funciona de modo regular. Es más común la diarrea que el estreñimiento.</text:p>
        </text:list-item>
        <text:list-item>
          <text:p text:style-name="P2">Pierdo la paciencia fácilmente.</text:p>
        </text:list-item>
        <text:list-item>
          <text:p text:style-name="P2">Soy detallista en lo que hago, perfeccionista.</text:p>
        </text:list-item>
        <text:list-item>
          <text:p text:style-name="P2">Me puedo enfadar muy rápido, pero olvido pronto.</text:p>
        </text:list-item>
        <text:list-item>
          <text:p text:style-name="P2">Prefiero tomar las bebidas muy frías y me gustan los helados.</text:p>
        </text:list-item>
        <text:list-item>
          <text:p text:style-name="P2">Soy el primero en notar si una habitación está demasiado caldeada.</text:p>
        </text:list-item>
        <text:list-item>
          <text:p text:style-name="P2">No me gustan las comidas muy calientes o muy especiadas.</text:p>
        </text:list-item>
        <text:list-item>
          <text:p text:style-name="P2">Tiendo a ser intolerante con los que disienten conmigo en una discusión.</text:p>
        </text:list-item>
        <text:list-item>
          <text:p text:style-name="P2">Acepto los retos y me gusta conseguir mis objetivos marcados.</text:p>
        </text:list-item>
        <text:list-item>
          <text:p text:style-name="P2">Soy muy crítico con los otros y conmigo mismo.</text:p>
        </text:list-item>
        <text:list-item>
          <text:p text:style-name="P2">Creo que hago mi trabajo de modo muy eficiente.</text:p>
        </text:list-item>
        <text:list-item>
          <text:p text:style-name="P2">Mi tendencia es ser ordenado y preciso en mis actividades.</text:p>
        </text:list-item>
        <text:list-item>
          <text:p text:style-name="P2">Tengo un carácter firme y una actitud enérgica.</text:p>
        </text:list-item>
        <text:list-item>
          <text:p text:style-name="P2">En comparación con los demás, me afecta mucho el calor, me fatiga e <text:soft-page-break/>incomoda.</text:p>
        </text:list-item>
        <text:list-item>
          <text:p text:style-name="P2">Tiendo a un exceso de sudoración.</text:p>
        </text:list-item>
        <text:list-item>
          <text:p text:style-name="P2">Aunque no lo exteriorice, me irrito o enfado con facilidad.</text:p>
        </text:list-item>
        <text:list-item>
          <text:p text:style-name="P2">Con hambre, me incomodo. No puedo saltarme comidas o comer más tarde de mi horario habitual.</text:p>
        </text:list-item>
        <text:list-item>
          <text:p text:style-name="P2">Mi pelo tiene más bien alguna o varias de las siguiente caranterísticas: prematuramente cano o calvo, fino, suave, lacio, rubio, rojo, o muy claro.</text:p>
        </text:list-item>
        <text:list-item>
          <text:p text:style-name="P2">Mi apetito es muy bueno y puedo comer, si quiero, una gran cantidad.</text:p>
        </text:list-item>
        <text:list-item>
          <text:p text:style-name="P2">Me suelen etiquetar de terco.</text:p>
        </text:list-item>
        <text:list-item>
          <text:p text:style-name="P2">Mi pulso en reposo, latidos por minuto, mujer: 70-80, hombre: 60-70</text:p>
        </text:list-item>
        <text:list-item>
          <text:p text:style-name="P2">Mi interés sexual es de moderado a fuerte.</text:p>
        </text:list-item>
        <text:list-item>
          <text:p text:style-name="P2">Soy más sensible a la luz, colores y formas.</text:p>
        </text:list-item>
        <text:list-item>
          <text:p text:style-name="P2">Mis familiares y amigos preferirían que fuera más tolerante.</text:p>
        </text:list-item>
        <text:list-item>
          <text:p text:style-name="P2">A menudo, elijo amigos por sus valores compartidos o con los que comparto tareas o trabajos.</text:p>
        </text:list-item>
        <text:list-item>
          <text:p text:style-name="P2">Suelo soñar con fuego o guerras en malos sueños o cascadas de agua si es placentero.</text:p>
        </text:list-item>
        <text:list-item>
          <text:p text:style-name="P2">Ante una situación de estrés me irrito, aunque reacciono de modo rápido y eficiente.</text:p>
        </text:list-item>
        <text:list-item>
          <text:p text:style-name="P2">Me gusta ganar dinero, soy cuidadoso en gastarlo, pero gasto.</text:p>
        </text:list-item>
      </text:list>
      <text:p text:style-name="Preformatted_20_Text"/>
      <text:p text:style-name="Preformatted_20_Text"/>
      <text:p text:style-name="Preformatted_20_Text">Preguntas para Vata:</text:p>
      <text:list xml:id="list1745643288" text:style-name="L3">
        <text:list-item>
          <text:p text:style-name="P3">Tengo un carácter nervioso, con tendencia a la ansiedad y a preocuparme demasiado por todo.</text:p>
        </text:list-item>
        <text:list-item>
          <text:p text:style-name="P3">En comparación con el resto de la gente tolero peor el frío; soy friolero.</text:p>
        </text:list-item>
        <text:list-item>
          <text:p text:style-name="P3">Me consideran una persona muy parlanchina y hablo deprisa.</text:p>
        </text:list-item>
        <text:list-item>
          <text:p text:style-name="P3">Mi naturaleza es emotiva y cambio de humor con facilidad.</text:p>
        </text:list-item>
        <text:list-item>
          <text:p text:style-name="P3">Con frecuencia tengo problemas para dormir y conciliar el sueño profundo toda la noche.</text:p>
        </text:list-item>
        <text:list-item>
          <text:p text:style-name="P3">Tiendo a tener la piel seca, especialmente en invierno.</text:p>
        </text:list-item>
        <text:list-item>
          <text:p text:style-name="P3">Poseo una mente inquieta, activa e imaginativa.</text:p>
        </text:list-item>
        <text:list-item>
          <text:p text:style-name="P3">Me muevo con rapidez y de modo activo. Mi energía tiene arranques bruscos.</text:p>
        </text:list-item>
        <text:list-item>
          <text:p text:style-name="P3">Mis nervios se excitan con facilidad.</text:p>
        </text:list-item>
        <text:list-item>
          <text:p text:style-name="P3">Si depende de mí en exclusiva, mis hábitos de comida y descanso tienden a ser irregulares.</text:p>
        </text:list-item>
        <text:list-item>
          <text:p text:style-name="P3">Aprendo y olvido de modo rápido.</text:p>
        </text:list-item>
        <text:list-item>
          <text:p text:style-name="P3">Soy rápido a la hora de llevar a cabo mis actividades.</text:p>
        </text:list-item>
        <text:list-item>
          <text:p text:style-name="P3">Me cuesta memorizar las cosas y recordarlasmás adelante.</text:p>
        </text:list-item>
        <text:list-item>
          <text:p text:style-name="P3">Mi constitución es delgada, me cuesta aumentar de peso.</text:p>
        </text:list-item>
        <text:list-item>
          <text:p text:style-name="P3">Aprendo cosas nuevas con facilidad.</text:p>
        </text:list-item>
        <text:list-item>
          <text:p text:style-name="P3">Suelo tener problemas de gases o estreñimiento.</text:p>
        </text:list-item>
        <text:list-item>
          <text:p text:style-name="P3">Me cuesta tomar decisiones.</text:p>
        </text:list-item>
        <text:list-item>
          <text:p text:style-name="P3">Se me enfrían los pies y las manos con facilidad.</text:p>
        </text:list-item>
        <text:list-item>
          <text:p text:style-name="P3">Mi naturaleza es entusiasta y vivaz.</text:p>
        </text:list-item>
        <text:list-item>
          <text:p text:style-name="P3">Camino con paso rápido y ligero.</text:p>
        </text:list-item>
        <text:list-item>
          <text:p text:style-name="P3">Mi pulso en reposo, latidos por minuto, mujer: 80-100, hombre: 70-90.</text:p>
        </text:list-item>
        <text:list-item>
          <text:p text:style-name="P3">Mi interés sexual sólo es fuerte cuando existe un contexto romántico. Bajo o Moderado.</text:p>
        </text:list-item>
        <text:list-item>
          <text:p text:style-name="P3">Soy más sensible al tacto o los sonidos.</text:p>
        </text:list-item>
        <text:list-item>
          <text:p text:style-name="P3">A mi familia y a mis amigos les gustaría que fuese más asentado y tranquilo.</text:p>
        </text:list-item>
        <text:list-item>
          <text:p text:style-name="P3">Me adapto fácilmente a diferentes tipos de personas y ambientes.</text:p>
        </text:list-item>
        <text:list-item>
          <text:p text:style-name="P3">A menudo sueño con volar, con altura o con el viento.</text:p>
        </text:list-item>
        <text:list-item>
          <text:p text:style-name="P3">Reacciono al estrés con ansiedad o miedo.</text:p>
        </text:list-item>
        <text:list-item>
          <text:p text:style-name="P3"><text:soft-page-break/>Tiendo a gastar más de lo que debo o lo hago de modo impulsiv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Test Doshas</text:p>
      </style:header>
      <style:footer>
        <text:p text:style-name="MP2"><text:page-number text:select-page="current">3</text:page-number> de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21T08:30:37</dc:date>
    <dc:creator>devta khalsa</dc:creator>
    <meta:generator>LibreOffice/3.5$Linux_x86 LibreOffice_project/350m1$Build-2</meta:generator>
    <meta:printed-by>devta khalsa</meta:printed-by>
    <meta:print-date>2012-09-21T08:30:21</meta:print-date>
    <meta:document-statistic meta:table-count="0" meta:image-count="0" meta:object-count="0" meta:page-count="3" meta:paragraph-count="89" meta:word-count="893" meta:character-count="5058" meta:non-whitespace-character-count="4353"/>
  </office:meta>
</office:document-meta>
</file>